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3.452in"/>
    </style:style>
    <style:style style:name="co4" style:family="table-column">
      <style:table-column-properties fo:break-before="auto" style:column-width="2.3811in"/>
    </style:style>
    <style:style style:name="co5" style:family="table-column">
      <style:table-column-properties fo:break-before="auto" style:column-width="2.90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2.1902in" fo:break-before="auto" style:use-optimal-row-height="false"/>
    </style:style>
    <style:style style:name="ro3" style:family="table-row">
      <style:table-row-properties style:row-height="0.9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Bugs</text:p>
          </table:table-cell>
          <table:table-cell office:value-type="string">
            <text:p>Solution</text:p>
          </table:table-cell>
          <table:table-cell office:value-type="string">
            <text:p>Before Code</text:p>
          </table:table-cell>
          <table:table-cell office:value-type="string">
            <text:p>After Cod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gnitive Complexity is a measure of how hard it is to understand the control flow of a unit of code. Code with high cognitive complexity is hard to read, understand, test, and modify.As a rule of thumb, high cognitive complexity is a sign that the code should be refactored into smaller, easier-to-manage pieces.Which syntax in code does impact cognitive complexity score?</text:p>
            <text:p>Here are the core concepts:</text:p>
            <text:p/>
            <text:p>Cognitive complexity is incremented each time the code breaks the normal linear reading flow.</text:p>
            <text:p>This concerns, for example, loop structures, conditionals, catches, switches, jumps to labels, and conditions mixing multiple operators.</text:p>
            <text:p>Each nesting level increases complexity.</text:p>
            <text:p>During code reading, the deeper you go through nested layers, the harder it becomes to keep the context in mind.</text:p>
            <text:p>Method calls are free</text:p>
            <text:p>A well-picked method name is a summary of multiple lines of code. A reader can first explore a high-level view of what the code is performing then go deeper and deeper by looking at called functions content.</text:p>
            <text:p>Note: This does not apply to recursive calls, those will increment cognitive score.</text:p>
            <text:p>The method of computation is fully detailed in the pdf linked in the resources.</text:p>
          </table:table-cell>
          <table:table-cell table:style-name="Default" office:value-type="string">
            <text:p>Reducing cognitive complexity can be challenging.</text:p>
            <text:p>Here are a few suggestions:</text:p>
            <text:p/>
            <text:p>Extract complex conditions in a new function.</text:p>
            <text:p>Mixed operators in condition will increase complexity. Extracting the condition in a new function with an appropriate name will reduce cognitive load.</text:p>
            <text:p>Break down large functions.</text:p>
            <text:p>Large functions can be hard to understand and maintain. If a function is doing too many things, consider breaking it down into smaller, more manageable functions. Each function should have a single responsibility.</text:p>
            <text:p>Avoid deep nesting by returning early.</text:p>
            <text:p>To avoid the nesting of conditions, process exceptional cases first and return early.</text:p>
            <text:p>Extraction of a complex condition in a new function.</text:p>
          </table:table-cell>
          <table:table-cell table:style-name="Default" table:number-columns-repeated="1022"/>
        </table:table-row>
        <table:table-row table:style-name="ro3">
          <table:table-cell table:style-name="ce3" office:value-type="string">
            <text:p>Rename this field "PnReqDetSrNo" to match the regular expression '^[a-z][a-zA-Z0-9]*$'.</text:p>
          </table:table-cell>
          <table:table-cell table:style-name="ce4"/>
          <table:table-cell table:style-name="ce4" office:value-type="string">
            <text:p>PnReqDetSrNo</text:p>
          </table:table-cell>
          <table:table-cell table:style-name="ce4" office:value-type="string">
            <text:p>pnReqDetSrNo</text:p>
          </table:table-cell>
          <table:table-cell table:style-name="ce4"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6">04/16/2024</text:date>, <text:time>14:2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0M13S</meta:editing-duration>
    <meta:editing-cycles>4</meta:editing-cycles>
    <meta:generator>OpenOffice/4.1.10$Win32 OpenOffice.org_project/4110m2$Build-9807</meta:generator>
    <dc:date>2024-04-16T14:23:31.94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